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3.74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LCR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39,C538,C1210,C626,C625,C510,C1122,C1106,C1005,C1004,C1003,C1001,C805,C804,C802,C801,C704,C703,C701,C516,C514,C401,C307,C305,C302,C209,C2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37,C1201,C5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35,R534,R533,R532,R1230,R512,R1106,R1105,R1104,R812,R635,R627,R620,R613,R606,R513,R503,R502,R301,R220,R219,R218,R217,R213,R2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36,C535,C534,C1232,C1231,C1226,C1230,C1229,C1228,C1227,C1225,C1224,C1223,C1222,C1221,C1220,C1219,C1218,C1217,C1216,C1215,C1214,C1213,C1212,C1211,C1203,C533,C532,C531,C530,C529,C528,C527,C526,C525,C524,C1121,C1120,C1119,C1118,C1117,C1116,C1115,C1114,C1113,C1112,C1111,C1110,C1109,C1108,C1107,C1105,C1019,C1018,C1015,C1014,C1013,C1012,C1011,C1016,C1010,C1017,C1009,C1008,C1007,C820,C819,C818,C813,C812,C817,C816,C815,C814,C822,C823,C811,C821,C810,C809,C808,C807,C624,C623,C622,C621,C620,C619,C618,C617,C616,C615,C612,C609,C606,C603,C523,C522,C521,C520,C308,C306,C304,C303,C301,C210,C207,C206,C205,C204,C202,C2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1209,U1216,U1212,U1210,U604,U603,U602,U601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74LVC1T45DB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1208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DB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231,R1218,R1103,R11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22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2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C114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20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TA144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2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808,U703,U1010,U1005,U1002,U812,U806,U803,U802</text:p>
          </table:table-cell>
          <table:table-cell office:value-type="string" calcext:value-type="string">
            <text:p>SOIC-8_3.9x4.9mm_P1.27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CP661-E/S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613,C1006,C1002,C806,C803,C611,C610,C608,C607,C605,C6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632,R63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/.5%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222,R1024,R1014,R831,R820,R3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906,U904</text:p>
          </table:table-cell>
          <table:table-cell office:value-type="string" calcext:value-type="string">
            <text:p>TO-263-3_TabP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1117SX-5.0/NOPB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211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1G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515,C513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815,U814,U809,U1012,U1007</text:p>
          </table:table-cell>
          <table:table-cell office:value-type="string" calcext:value-type="string">
            <text:p>SOT-23-6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74LVC1T45DB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P9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P1005,TP1004,TP1003,TP1002,TP1001,TP807,TP806,TP805,TP804,TP803,TP802,TP801,TP601</text:p>
          </table:table-cell>
          <table:table-cell office:value-type="string" calcext:value-type="string">
            <text:p>TestPoint_Pad_1.0x1.0m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608,D607,D606,D605,D604,D603,D602,D601</text:p>
          </table:table-cell>
          <table:table-cell office:value-type="string" calcext:value-type="string">
            <text:p>D_SOD-323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S16J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12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J-1-104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V1001,RV8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203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1201</text:p>
          </table:table-cell>
          <table:table-cell office:value-type="string" calcext:value-type="string">
            <text:p>IQXO-791</text:p>
          </table:table-cell>
          <table:table-cell office:value-type="float" office:value="1" calcext:value-type="float">
            <text:p>1</text:p>
          </table:table-cell>
          <table:table-cell office:value-type="float" office:value="830208220601" calcext:value-type="float">
            <text:p>83020822060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921,C916</text:p>
          </table:table-cell>
          <table:table-cell office:value-type="string" calcext:value-type="string">
            <text:p>CP_EIA-7343-20_Kemet-V_Pad2.25x2.5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21V107M016ATE05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908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90SX-5.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SX-3.3/NOPB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902</text:p>
          </table:table-cell>
          <table:table-cell office:value-type="string" calcext:value-type="string">
            <text:p>NC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S3S1205SC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12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V301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204,L1202,L1203,L12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1608T100K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PM16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1608S-100M-R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215,U1214</text:p>
          </table:table-cell>
          <table:table-cell office:value-type="string" calcext:value-type="string">
            <text:p>SOIC-16_3.9x9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C1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213</text:p>
          </table:table-cell>
          <table:table-cell office:value-type="string" calcext:value-type="string">
            <text:p>SOT-353_SC-70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206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09DY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207,U1201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H6639MA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205,U1203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038ARZ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204</text:p>
          </table:table-cell>
          <table:table-cell office:value-type="string" calcext:value-type="string">
            <text:p>VS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78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509,U5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476_MSOP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508,U503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1177A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07,U5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86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SOIC-24W_7.5x15.4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53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235,R1234,R1233,R122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202,R1232,R1110,R1109,R1108,R11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201,R1208,R529,R524,R515,R508,R9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216,R1213,R1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224,R1206,R1223,R1012,R819,R3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217,R12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0/.1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225,R12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/.1%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1227,R1215,R1220,R1212,R121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1228,R212,R208,R206,R2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221,R12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2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219,R9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12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2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810,R8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/.1%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530,R517,R518,R5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4/.1%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528,R519,R514,R5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/.1%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7,R526,R525,R522,R511,R509,R510,R506,R61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/.1%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523,R5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531,R628,R626,R621,R619,R614,R612,R607,R6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501,Q801,Q617,Q615,Q611,Q607,Q603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C8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501,K801,K601</text:p>
          </table:table-cell>
          <table:table-cell office:value-type="string" calcext:value-type="string">
            <text:p>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2SA-5V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B1202,FB12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SP601SZ1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1206,D1203,D1205,D1202</text:p>
          </table:table-cell>
          <table:table-cell office:value-type="string" calcext:value-type="string">
            <text:p>D_SOD-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584C5V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1204,D1201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G20J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501,D802,D611</text:p>
          </table:table-cell>
          <table:table-cell office:value-type="string" calcext:value-type="string">
            <text:p>D_SOD-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1205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p3/COG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1209,C1204,C12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1208,C1206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207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p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90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519,C506,C508,C5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COG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518,C512,C505,C503,C918,C917,C913,C912,C909,C908,C903,C90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517,C504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0p/COG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1202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907,C906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/50V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-1EP_3.9x4.9mm_P1.27mm_EP2.29x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4817-1ARDZ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Y1101</text:p>
          </table:table-cell>
          <table:table-cell office:value-type="string" calcext:value-type="string">
            <text:p>NX3225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3225GD-8MHZ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110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B-E/MS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1102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1011,U1006,U1001,U813,U807,U801</text:p>
          </table:table-cell>
          <table:table-cell office:value-type="string" calcext:value-type="string">
            <text:p>SOIC-8_3.9x4.9mm_P1.27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CP6L91T-E/SN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1009,U1008,U1004,U1003,U811,U810,U805,U804</text:p>
          </table:table-cell>
          <table:table-cell office:value-type="string" calcext:value-type="string">
            <text:p>SOT-23-6_Handsolde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74LVC1G3157DBVR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907</text:p>
          </table:table-cell>
          <table:table-cell office:value-type="string" calcext:value-type="string">
            <text:p>NMK_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K2409SC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905</text:p>
          </table:table-cell>
          <table:table-cell office:value-type="string" calcext:value-type="string">
            <text:p>NMK_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K2409SAC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7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CDE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70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5040ID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505,U5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S8681IPWR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203,U201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11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1023,R1011,R830,R81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k/.1%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1022,R1018,R1017,R1010,R1004,R1003,R829,R823,R822,R816,R805,R8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k/.1%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021,R1007,R828,R811,R62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/.1%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020,R827,R708,R7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3/.1%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1019,R82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/.1%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1016,R824,R813,R801,R634,R622,R61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1015,R1002,R821,R803,R625,R624,R618,R617,R611,R610,R604,R6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Meg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1013,R1001,R818,R802,R629,R602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/.1%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1009,R1008,R1006,R1005,R815,R814,R808,R807,R6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/.1%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826,R8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8/.1%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/.1%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/.1%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704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/.5W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7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702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R3/.5W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701,R521,R52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2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633,R516,R50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63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/.1%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608,R6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/.1%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22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216</text:p>
          </table:table-cell>
          <table:table-cell office:value-type="string" calcext:value-type="string">
            <text:p>R_1206_3216Metric_Pad1.30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215,R214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211,R210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209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204,R203,R202,R201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Q9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616,Q612,Q608,Q604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85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Q614,Q613,Q610,Q609,Q606,Q605,Q602,Q601</text:p>
          </table:table-cell>
          <table:table-cell office:value-type="string" calcext:value-type="string">
            <text:p>SOT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MBFJ309LT1G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405,K404,K403,K402,K401</text:p>
          </table:table-cell>
          <table:table-cell office:value-type="string" calcext:value-type="string">
            <text:p>HE360_x-505046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3621A05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1111-00010T4LF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B11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742792031" calcext:value-type="float">
            <text:p>74279203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B1001,FB8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TG102TN1D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9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11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1102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1101,D9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1002,D1001,D803,D801,D610,D609</text:p>
          </table:table-cell>
          <table:table-cell office:value-type="string" calcext:value-type="string">
            <text:p>SOT-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V19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1104,C110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1102,C1101,C214,C213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p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920,C915,C911,C905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919,C914,C910,C904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705,C70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614,C208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p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604,C601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507,C502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C_0603_1608Metric_Pad1.08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212,C211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/>
        </table:table-row>
        <table:table-row table:style-name="ro1" table:number-rows-repeated="10484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3T12:41:39.031294883</dc:date>
    <meta:editing-duration>PT3M51S</meta:editing-duration>
    <meta:editing-cycles>1</meta:editing-cycles>
    <meta:document-statistic meta:table-count="1" meta:cell-count="806" meta:object-count="0"/>
    <meta:generator>LibreOffice/7.0.6.2$Linux_X86_64 LibreOffice_project/00$Build-2</meta:generator>
  </office:meta>
</office:document-meta>
</file>